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703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613cm" fo:min-width="24.738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9.423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6.023cm"/>
    </style:style>
    <style:style style:name="pr1" style:family="presentation" style:parent-style-name="標準-notes">
      <style:graphic-properties draw:fill-color="#ffffff" fo:min-height="13.364cm"/>
    </style:style>
    <style:style style:name="P1" style:family="paragraph">
      <loext:graphic-properties draw:fill="none" draw:fill-color="#ffffff"/>
      <style:text-properties fo:font-size="18pt"/>
    </style:style>
    <style:style style:name="P2" style:family="paragraph">
      <loext:graphic-properties draw:fill-color="#ffffff"/>
      <style:text-properties style:font-size-asian="20pt"/>
    </style:style>
    <style:style style:name="T1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 presentation:presentation-page-layout-name="AL1T0">
        <draw:frame draw:style-name="gr1" draw:text-style-name="P1" draw:layer="layout" svg:width="3.203cm" svg:height="0.962cm" svg:x="1.1cm" svg:y="0.7cm">
          <draw:text-box>
            <text:p><text:span text:style-name="T1">Git</text:span><text:span text:style-name="T1">始め方</text:span></text:p>
          </draw:text-box>
        </draw:frame>
        <draw:frame draw:style-name="gr2" draw:text-style-name="P1" draw:layer="layout" svg:width="25.238cm" svg:height="5.863cm" svg:x="1.5cm" svg:y="2cm">
          <draw:text-box>
            <text:p><text:span text:style-name="T1">repository</text:span><text:span text:style-name="T1">を作りたい</text:span><text:span text:style-name="T1">directory</text:span><text:span text:style-name="T1">にて</text:span></text:p>
            <text:p><text:span text:style-name="T1">$git init</text:span></text:p>
            <text:p><text:span text:style-name="T1">$git config -- global user.email “</text:span><text:span text:style-name="T1"><text:a xlink:href="mailto:hiroumi@mit.edu" xlink:type="simple">hiroumi@mit.edu</text:a></text:span><text:span text:style-name="T1">”</text:span></text:p>
            <text:p><text:span text:style-name="T1">$git config -- global user.name “HiroumiTani” <text:s text:c="2"/>// </text:span><text:span text:style-name="T1">念の為、</text:span><text:span text:style-name="T1">GitHub</text:span><text:span text:style-name="T1">の登録情報に合わせる</text:span></text:p>
            <text:p><text:span text:style-name="T1">global</text:span><text:span text:style-name="T1">をつけることで、ホームディレクトリ全体に反映される。つけなければ、</text:span></text:p>
            <text:p><text:span text:style-name="T1">そのディレクトリだけに適用される。</text:span></text:p>
            <text:p><text:span text:style-name="T1">~/.gitconfig</text:span><text:span text:style-name="T1">に設定が残るので、直接編集も可能。また、 </text:span><text:span text:style-name="T1">$git config --list </text:span><text:span text:style-name="T1">で設定を確認できる。 </text:span></text:p>
            <text:p><text:span text:style-name="T1"/></text:p>
          </draw:text-box>
        </draw:frame>
        <draw:frame draw:style-name="gr3" draw:text-style-name="P1" draw:layer="layout" svg:width="25.6cm" svg:height="11.095cm" svg:x="1.6cm" svg:y="9.727cm">
          <draw:text-box>
            <text:p><text:span text:style-name="T1">変更を加えた場合、</text:span></text:p>
            <text:p><text:span text:style-name="T1">$git add [file name], [directory name] or . <text:s text:c="7"/>//</text:span><text:span text:style-name="T1">ファイル</text:span><text:span text:style-name="T1">or</text:span><text:span text:style-name="T1">フォルダを</text:span><text:span text:style-name="T1">staging</text:span><text:span text:style-name="T1">する。</text:span></text:p>
            <text:p><text:span text:style-name="T1">$git commit -m “comment” //repository</text:span><text:span text:style-name="T1">に登録。</text:span><text:span text:style-name="T1">-m</text:span><text:span text:style-name="T1">を省略すると、専用エディタが立ち上がる。</text:span></text:p>
            <text:p><text:span text:style-name="T1"/></text:p>
            <text:p><text:span text:style-name="T1">// staging</text:span><text:span text:style-name="T1">があることで、１つの</text:span><text:span text:style-name="T1">commit</text:span><text:span text:style-name="T1">い含めるないよ変更内容を細かく区切ることが可能になる。</text:span></text:p>
            <text:p><text:span text:style-name="T1">commit</text:span><text:span text:style-name="T1">前に</text:span><text:span text:style-name="T1">staging</text:span><text:span text:style-name="T1">した内容を取り消したい場合、</text:span></text:p>
            <text:p><text:span text:style-name="T1">$git reset or git reset [file name]</text:span></text:p>
            <text:p><text:span text:style-name="T1"/></text:p>
            <text:p><text:span text:style-name="T1">すでに存在しているファイルを修正した場合、</text:span></text:p>
            <text:p><text:span text:style-name="T1">$git commit -a -m “comment”</text:span></text:p>
            <text:p><text:span text:style-name="T1">で</text:span><text:span text:style-name="T1">add</text:span><text:span text:style-name="T1">と</text:span><text:span text:style-name="T1">commit</text:span><text:span text:style-name="T1">を両方できるらしい。ただし、ファイルの指定はできず、全変更が反映される様子。</text:span></text:p>
            <text:p><text:span text:style-name="T1"/></text:p>
            <text:p><text:span text:style-name="T1">単純に最新の</text:span><text:span text:style-name="T1">commit</text:span><text:span text:style-name="T1">からの編集内容を見たい場合、</text:span></text:p>
            <text:p><text:span text:style-name="T1">$git diff //git status</text:span><text:span text:style-name="T1">ではどのファイルに変更があったかしかわからない。</text:span></text:p>
          </draw:text-box>
        </draw:frame>
        <draw:frame draw:style-name="gr1" draw:text-style-name="P1" draw:layer="layout" svg:width="4.545cm" svg:height="0.962cm" svg:x="1.197cm" svg:y="8.265cm">
          <draw:text-box>
            <text:p><text:span text:style-name="T1">バージョン管理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標準" presentation:presentation-page-layout-name="AL2T1">
        <draw:frame draw:style-name="gr5" draw:text-style-name="P1" draw:layer="layout" svg:width="25.6cm" svg:height="6.273cm" svg:x="1.6cm" svg:y="1.727cm">
          <draw:text-box>
            <text:p><text:span text:style-name="T1">$git status <text:s/></text:span></text:p>
            <text:p><text:span text:style-name="T1">現在の</text:span><text:span text:style-name="T1">branch</text:span><text:span text:style-name="T1">と</text:span><text:span text:style-name="T1">staged</text:span><text:span text:style-name="T1">や</text:span><text:span text:style-name="T1">commited</text:span><text:span text:style-name="T1">されるべきファイル等が表示される。</text:span></text:p>
            <text:p><text:span text:style-name="T1"/></text:p>
            <text:p><text:span text:style-name="T1">$type .gitignore </text:span><text:span text:style-name="T1">で</text:span><text:span text:style-name="T1">.gitignore</text:span><text:span text:style-name="T1">を追加、編集して、</text:span><text:span text:style-name="T1">repository</text:span><text:span text:style-name="T1">で管理しないファイルを指定できる。</text:span></text:p>
            <text:p><text:span text:style-name="T1"/></text:p>
            <text:p><text:span text:style-name="T1">$git log <text:s/>// commit</text:span><text:span text:style-name="T1">の</text:span><text:span text:style-name="T1">log</text:span><text:span text:style-name="T1">確認。 </text:span><text:span text:style-name="T1">--oneline</text:span><text:span text:style-name="T1">をつけると、表示を１行だけに絞る。</text:span></text:p>
            <text:p><text:span text:style-name="T1"/></text:p>
            <text:p><text:span text:style-name="T1">$git log --grep=”</text:span><text:span text:style-name="T1">検索ワード” </text:span><text:span text:style-name="T1">//commitment comment</text:span><text:span text:style-name="T1">でログを検索できる。</text:span></text:p>
          </draw:text-box>
        </draw:frame>
        <draw:frame draw:style-name="gr1" draw:text-style-name="P1" draw:layer="layout" svg:width="4.943cm" svg:height="0.962cm" svg:x="0.8cm" svg:y="0.838cm">
          <draw:text-box>
            <text:p><text:span text:style-name="T1">Status</text:span><text:span text:style-name="T1">、</text:span><text:span text:style-name="T1">Log</text:span><text:span text:style-name="T1">確認</text:span></text:p>
          </draw:text-box>
        </draw:frame>
        <draw:frame draw:style-name="gr1" draw:text-style-name="P1" draw:layer="layout" svg:width="5.192cm" svg:height="0.962cm" svg:x="0.8cm" svg:y="7.738cm">
          <draw:text-box>
            <text:p><text:span text:style-name="T1">特定の</text:span><text:span text:style-name="T1">revision</text:span><text:span text:style-name="T1">へ</text:span></text:p>
          </draw:text-box>
        </draw:frame>
        <draw:frame draw:style-name="gr5" draw:text-style-name="P1" draw:layer="layout" svg:width="25.6cm" svg:height="12.441cm" svg:x="1.6cm" svg:y="8.827cm">
          <draw:text-box>
            <text:p><text:span text:style-name="T1">$git checkout [commit hash] [file name] <text:s/>//</text:span><text:span text:style-name="T1">過去の状態に戻る。ファイル名をつければそのファイルだけ。</text:span></text:p>
            <text:p><text:span text:style-name="T1"/></text:p>
            <text:p><text:span text:style-name="T1">この状態で何かを変更して、</text:span><text:span text:style-name="T1">commit</text:span><text:span text:style-name="T1">した場合、別の</text:span><text:span text:style-name="T1">branch(</text:span><text:span text:style-name="T1">もどき、無名</text:span><text:span text:style-name="T1">branch)</text:span><text:span text:style-name="T1">ができてしまう。なので、基本的にこの状態での変更、</text:span><text:span text:style-name="T1">commit</text:span><text:span text:style-name="T1">はしないこと。してしまっても、下記コマンドで最新に戻す。</text:span></text:p>
            <text:p><text:span text:style-name="T1"/></text:p>
            <text:p><text:span text:style-name="T1">$git checkout [branch name] <text:s/>//</text:span><text:span text:style-name="T1">最新の状態</text:span><text:span text:style-name="T1">HEAD</text:span><text:span text:style-name="T1">に戻れる。</text:span></text:p>
            <text:p><text:span text:style-name="T1"/></text:p>
            <text:p><text:span text:style-name="T1">過去の</text:span><text:span text:style-name="T1">commit</text:span><text:span text:style-name="T1">から編集をしたい場合は、まず現</text:span><text:span text:style-name="T1">branch</text:span><text:span text:style-name="T1">を複製。</text:span></text:p>
            <text:p><text:span text:style-name="T1">$git checkout -b [new branch name] // </text:span><text:span text:style-name="T1">この時点で前の</text:span><text:span text:style-name="T1">branch</text:span><text:span text:style-name="T1">の</text:span><text:span text:style-name="T1">log</text:span><text:span text:style-name="T1">等すべて受け継ぐ。</text:span></text:p>
            <text:p><text:span text:style-name="T1">次に戻りたいステップの数を指定する。</text:span></text:p>
            <text:p><text:span text:style-name="T1">$git reset --hard HEAD^n //n</text:span><text:span text:style-name="T1">に数字が入る。おそらく、</text:span><text:span text:style-name="T1">commit hash</text:span><text:span text:style-name="T1">でもいける。</text:span></text:p>
            <text:p><text:span text:style-name="T1">これで</text:span><text:span text:style-name="T1">new branch</text:span><text:span text:style-name="T1">は</text:span><text:span text:style-name="T1">n step</text:span><text:span text:style-name="T1">前の</text:span><text:span text:style-name="T1">commit</text:span><text:span text:style-name="T1">が最新となった。</text:span></text:p>
            <text:p><text:span text:style-name="T1"/></text:p>
            <text:p><text:span text:style-name="T1">現</text:span><text:span text:style-name="T1">branch</text:span><text:span text:style-name="T1">の</text:span><text:span text:style-name="T1">commit</text:span><text:span text:style-name="T1">から直接の</text:span><text:span text:style-name="T1">new branch</text:span><text:span text:style-name="T1">を陽に作成する方法もある。</text:span></text:p>
            <text:p><text:span text:style-name="T1">$git checkout [commit hash] -b [new branch name]</text:span></text:p>
            <text:p><text:span text:style-name="T1"/></text:p>
          </draw:text-box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標準" presentation:presentation-page-layout-name="AL2T1">
        <draw:frame draw:style-name="gr1" draw:text-style-name="P1" draw:layer="layout" svg:width="3.707cm" svg:height="0.962cm" svg:x="0.801cm" svg:y="0.838cm">
          <draw:text-box>
            <text:p><text:span text:style-name="T1">branch</text:span><text:span text:style-name="T1">操作</text:span></text:p>
          </draw:text-box>
        </draw:frame>
        <draw:frame draw:style-name="gr5" draw:text-style-name="P1" draw:layer="layout" svg:width="25.6cm" svg:height="10.384cm" svg:x="1.6cm" svg:y="1.728cm">
          <draw:text-box>
            <text:p><text:span text:style-name="T1">$git branch -b </text:span><text:span text:style-name="T1">[new </text:span><text:span text:style-name="T1">branch] //new </text:span><text:span text:style-name="T1">branch</text:span><text:span text:style-name="T1">を作成</text:span></text:p>
            <text:p><text:span text:style-name="T1"/></text:p>
            <text:p><text:span text:style-name="T1">$git diff [branch </text:span><text:span text:style-name="T1">A] [branch </text:span><text:span text:style-name="T1">B] //branch</text:span><text:span text:style-name="T1">間の</text:span><text:span text:style-name="T1">差分を見る</text:span></text:p>
            <text:p><text:span text:style-name="T1"/></text:p>
            <text:p><text:span text:style-name="T1">$git reset </text:span><text:span text:style-name="T1">--hard [commit </text:span><text:span text:style-name="T1">hash] // </text:span><text:span text:style-name="T1">前の</text:span><text:span text:style-name="T1">commit</text:span><text:span text:style-name="T1">の状態</text:span><text:span text:style-name="T1">に戻り、それ以</text:span><text:span text:style-name="T1">降の変更は破棄</text:span><text:span text:style-name="T1">する。消えてしま</text:span><text:span text:style-name="T1">う。</text:span></text:p>
            <text:p><text:span text:style-name="T1">$git reset </text:span><text:span text:style-name="T1">--hard </text:span><text:span text:style-name="T1">HEAD^n //</text:span><text:span text:style-name="T1">とし</text:span><text:span text:style-name="T1">て、戻るステップ</text:span><text:span text:style-name="T1">数</text:span><text:span text:style-name="T1">n</text:span><text:span text:style-name="T1">を指定するこ</text:span><text:span text:style-name="T1">とも可能。</text:span></text:p>
            <text:p><text:span text:style-name="T1"/></text:p>
            <text:p><text:span text:style-name="T1">$git reset </text:span><text:span text:style-name="T1">[commit </text:span><text:span text:style-name="T1">hash] //</text:span><text:span text:style-name="T1">前の</text:span><text:span text:style-name="T1">commit</text:span><text:span text:style-name="T1">の状態</text:span><text:span text:style-name="T1">に戻るが、それ</text:span><text:span text:style-name="T1">以降の変更は</text:span><text:span text:style-name="T1">stage, commit</text:span><text:span text:style-name="T1">されていないも</text:span><text:span text:style-name="T1">のの、編集自体</text:span><text:span text:style-name="T1">は残る。ま</text:span><text:span text:style-name="T1">た、</text:span><text:span text:style-name="T1">commit</text:span><text:span text:style-name="T1">する</text:span><text:span text:style-name="T1">ことができる。同</text:span><text:span text:style-name="T1">様に下記でも</text:span><text:span text:style-name="T1">OK</text:span></text:p>
            <text:p><text:span text:style-name="T1">$git reset </text:span><text:span text:style-name="T1">HEAD^n</text:span></text:p>
            <text:p><text:span text:style-name="T1"/></text:p>
            <text:p><text:span text:style-name="T1"/></text:p>
            <text:p><text:span text:style-name="T1">$git branch -m </text:span><text:span text:style-name="T1">[current name] </text:span><text:span text:style-name="T1">[new name] </text:span><text:span text:style-name="T1">//branch</text:span><text:span text:style-name="T1">の名前</text:span><text:span text:style-name="T1">変更</text:span></text:p>
            <text:p><text:span text:style-name="T1"/></text:p>
          </draw:text-box>
        </draw:frame>
        <draw:frame draw:style-name="gr1" draw:text-style-name="P1" draw:layer="layout" svg:width="6.89cm" svg:height="0.962cm" svg:x="0.693cm" svg:y="12.2cm">
          <draw:text-box>
            <text:p><text:span text:style-name="T1">単純なアップデート手順</text:span></text:p>
          </draw:text-box>
        </draw:frame>
        <draw:frame draw:style-name="gr5" draw:text-style-name="P1" draw:layer="layout" svg:width="25.6cm" svg:height="6.273cm" svg:x="1.6cm" svg:y="13.4cm">
          <draw:text-box>
            <text:p><text:span text:style-name="T1">$git branch -b [new branch] //new branch</text:span><text:span text:style-name="T1">を作成</text:span></text:p>
            <text:p><text:span text:style-name="T1"/></text:p>
            <text:p><text:span text:style-name="T1">$git diff [branch A] [branch B] //branch</text:span><text:span text:style-name="T1">間の差分を見る</text:span></text:p>
            <text:p><text:span text:style-name="T1"/></text:p>
            <text:p><text:span text:style-name="T1">$git res</text:span></text:p>
            <text:p><text:span text:style-name="T1"/></text:p>
          </draw:text-box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kaoPGothic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kaoPGothic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TakaoPGothic" style:font-family-asian="TakaoPGothic" style:font-family-generic-asian="system" style:font-pitch-asian="variable" style:font-size-asian="20pt" style:font-style-asian="normal" style:font-weight-asian="normal" style:font-name-complex="TakaoPGothic" style:font-family-complex="TakaoPGothic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shrink-to-fit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akaoPGothic" style:font-family-asian="TakaoPGothic" style:font-family-generic-asian="system" style:font-pitch-asian="variable" style:font-size-asian="32pt" style:font-style-asian="normal" style:font-weight-asian="normal" style:font-name-complex="TakaoPGothic" style:font-family-complex="TakaoPGothic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.4cm" fo:margin-bottom="0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.3cm" fo:margin-bottom="0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.2cm" fo:margin-bottom="0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.1cm" fo:margin-bottom="0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.1cm" fo:margin-bottom="0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.1cm" fo:margin-bottom="0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.1cm" fo:margin-bottom="0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.1cm" fo:margin-bottom="0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akaoPGothic" style:font-family-asian="TakaoPGothic" style:font-family-generic-asian="system" style:font-pitch-asian="variable" style:font-size-asian="32pt" style:font-style-asian="normal" style:font-weight-asian="normal" style:font-name-complex="TakaoPGothic" style:font-family-complex="TakaoPGothic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TakaoPGothic" style:font-family-asian="TakaoPGothic" style:font-family-generic-asian="system" style:font-pitch-asian="variable" style:font-size-asian="44pt" style:font-style-asian="normal" style:font-weight-asian="normal" style:font-name-complex="TakaoPGothic" style:font-family-complex="TakaoPGothic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番号&gt;</text:page-number></text:span></text:p>
        </draw:text-box>
      </draw:frame>
    </style:handout-master>
    <style:master-page style:name="標準" style:page-layout-name="PM1" draw:style-name="Mdp1">
      <draw:frame presentation:style-name="標準-title" draw:layer="backgroundobjects" svg:width="25.199cm" svg:height="3.506cm" svg:x="1.4cm" svg:y="0.837cm" presentation:class="title" presentation:placeholder="true">
        <draw:text-box/>
      </draw:frame>
      <draw:frame presentation:style-name="標準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番号&gt;</text:page-number></text:span></text:p>
        </draw:text-box>
      </draw:frame>
      <presentation:notes style:page-layout-name="PM0">
        <draw:page-thumbnail presentation:style-name="標準-title" draw:layer="backgroundobjects" svg:width="14.848cm" svg:height="11.136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23T07:42:32.276942155</meta:creation-date>
    <dc:date>2018-02-24T05:33:46.874572200</dc:date>
    <meta:editing-duration>PT4H54M38S</meta:editing-duration>
    <meta:editing-cycles>37</meta:editing-cycles>
    <meta:generator>LibreOffice/5.1.6.2$Linux_X86_64 LibreOffice_project/10m0$Build-2</meta:generator>
    <meta:document-statistic meta:object-count="39"/>
  </office:meta>
</office:document-meta>
</file>